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cript-lc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30099" number:language="en" number:country="GB">
      <number:boolean/>
    </number:boolean-style>
    <style:style style:name="ce5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6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Default" style:data-style-name="N267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54"/>
        <table:table-column table:style-name="co2" table:number-columns-repeated="4" table:default-cell-style-name="ce54"/>
        <table:table-column table:style-name="co3" table:default-cell-style-name="ce54"/>
        <table:table-column table:style-name="co2" table:number-columns-repeated="2" table:default-cell-style-name="ce54"/>
        <table:table-column table:style-name="co4" table:default-cell-style-name="ce54"/>
        <table:table-column table:style-name="co2" table:default-cell-style-name="ce68"/>
        <table:table-column table:style-name="co2" table:number-columns-repeated="52" table:default-cell-style-name="ce54"/>
        <table:table-column table:style-name="co2" table:number-columns-repeated="192" table:default-cell-style-name="Default"/>
        <table:table-column table:style-name="co5" table:number-columns-repeated="768" table:default-cell-style-name="ce69"/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 table:style-name="ce58"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Parameters:</text:p>
          </table:table-cell>
          <table:table-cell table:style-name="ce59"/>
          <table:table-cell table:style-name="ce58"/>
          <table:table-cell table:style-name="ce59" office:value-type="string" calcext:value-type="string">
            <text:p>Load libraries from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58"/>
          <table:table-cell table:style-name="ce58" office:value-type="string" calcext:value-type="string">
            <text:p>Path:</text:p>
          </table:table-cell>
          <table:table-cell table:style-name="ce66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isRelative:</text:p>
          </table:table-cell>
          <table:table-cell table:style-name="ce67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8" table:formula="of:=INFO.OBBA.OBBA.OBCONTROLPANELSETVISIBLE([.C8])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string" calcext:value-type="string">
            <text:p>Result:</text:p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Loaded:</text:p>
          </table:table-cell>
          <table:table-cell table:style-name="ce58" table:formula="of:=INFO.OBBA.OBBA.OBADDALLJARS([.F8];[.F9])" office:value-type="string" office:string-value="/Users/fries/git/finmath-spreadsheets/spreadsheets/Monte Carlo Simulation of Black Scholes Model for Custom Product/lib" calcext:value-type="string">
            <text:p>/Users/fries/git/finmath-spreadsheets/spreadsheets/Monte Carlo Simulation of Black Scholes Model for Custom Product/lib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 table:style-name="ce58"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/>
          <table:table-cell table:style-name="ce58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/>
          <table:table-cell table:style-name="ce59" office:value-type="string" calcext:value-type="string">
            <text:p>Load classes from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ersion:</text:p>
          </table:table-cell>
          <table:table-cell table:style-name="ce58" office:value-type="string" calcext:value-type="string">
            <text:p>4.2.2</text:p>
          </table:table-cell>
          <table:table-cell table:style-name="ce58"/>
          <table:table-cell table:style-name="ce58" office:value-type="string" calcext:value-type="string">
            <text:p>Path:</text:p>
          </table:table-cell>
          <table:table-cell table:style-name="ce66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Build:</text:p>
          </table:table-cell>
          <table:table-cell table:style-name="ce63" office:value-type="string" calcext:value-type="string">
            <text:p>40201</text:p>
          </table:table-cell>
          <table:table-cell table:style-name="ce58"/>
          <table:table-cell table:style-name="ce58" office:value-type="string" calcext:value-type="string">
            <text:p>isRelative:</text:p>
          </table:table-cell>
          <table:table-cell table:style-name="ce67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Result:</text:p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 table:style-name="ce58"/>
          <table:table-cell table:style-name="ce58" office:value-type="string" calcext:value-type="string">
            <text:p>Loaded:</text:p>
          </table:table-cell>
          <table:table-cell table:style-name="ce58" table:formula="of:=INFO.OBBA.OBBA.OBADDCLASSES([.F17];[.F18])" office:value-type="string" office:string-value="/Users/fries/git/finmath-spreadsheets/spreadsheets/Monte Carlo Simulation of Black Scholes Model for Custom Product" calcext:value-type="string">
            <text:p>/Users/fries/git/finmath-spreadsheets/spreadsheets/Monte Carlo Simulation of Black Scholes Model for Custom Product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ersion:</text:p>
          </table:table-cell>
          <table:table-cell table:style-name="ce64" table:formula="of:=INFO.OBBA.OBBA.OBGET(INFO.OBBA.OBBA.OBCALL(&quot;&quot;;obLibs&amp;&quot;net.finmath.information.Library&quot;;&quot;getVersionString&quot;))" office:value-type="string" office:string-value="4.0.5" calcext:value-type="string">
            <text:p>4.0.5</text:p>
          </table:table-cell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65" table:formula="of:=IF(OR(ISERROR([.F12]);ISERROR([.F21]));NA();&quot;&quot;)">
            <text:p/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7"/>
        <table:table-column table:style-name="co7" table:number-columns-repeated="63" table:default-cell-style-name="ce17"/>
        <table:table-row table:style-name="ro2">
          <table:table-cell/>
          <table:table-cell table:style-name="ce20"/>
          <table:table-cell table:number-columns-repeated="62"/>
        </table:table-row>
        <table:table-row table:style-name="ro3">
          <table:table-cell table:style-name="ce18"/>
          <table:table-cell table:style-name="ce21" table:formula="of:=&quot;Monte Carlo Black Scholes Model: This sheet illustrates the valuation of a product, where the product code is loaded from a local class file.&quot;" office:value-type="string" office:string-value="Monte Carlo Black Scholes Model: This sheet illustrates the valuation of a product, where the product code is loaded from a local class file." calcext:value-type="string">
            <text:p>Monte Carlo Black Scholes Model: This sheet illustrates the valuation of a product, where the product code is loaded from a local class file.</text:p>
          </table:table-cell>
          <table:table-cell table:style-name="ce18" table:number-columns-repeated="62"/>
        </table:table-row>
        <table:table-row table:style-name="ro2">
          <table:table-cell table:style-name="ce19"/>
          <table:table-cell table:style-name="ce2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9" table:number-columns-repeated="5"/>
          <table:table-cell table:style-name="ce32" office:value-type="string" calcext:value-type="string">
            <text:p>Load classes: </text:p>
          </table:table-cell>
          <table:table-cell table:style-name="ce19" table:formula="of:=INFO.OBBA.OBBA.OBADDCLASSES(&quot;classes&quot;;TRUE())" office:value-type="string" office:string-value="/Users/fries/git/finmath-spreadsheets/spreadsheets/Monte Carlo Simulation of Black Scholes Model for Custom Product/classes" calcext:value-type="string">
            <text:p>/Users/fries/git/finmath-spreadsheets/spreadsheets/Monte Carlo Simulation of Black Scholes Model for Custom Product/classes</text:p>
          </table:table-cell>
          <table:table-cell table:style-name="ce19" table:number-columns-repeated="55"/>
        </table:table-row>
        <table:table-row table:style-name="ro2">
          <table:table-cell table:style-name="ce19"/>
          <table:table-cell/>
          <table:table-cell table:style-name="ce19" table:number-columns-repeated="5"/>
          <table:table-cell table:style-name="ce19" office:value-type="string" calcext:value-type="string">
            <text:p>Note: Edit the corresponding Java code, compile it, and then use the product here.</text:p>
          </table:table-cell>
          <table:table-cell table:style-name="ce19"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3" office:value-type="string" calcext:value-type="string">
            <text:p>Time Discretization</text:p>
          </table:table-cell>
          <table:table-cell table:style-name="ce23"/>
          <table:table-cell/>
          <table:table-cell table:style-name="ce23" office:value-type="string" calcext:value-type="string">
            <text:p>Monte Carlo Black Scholes Model</text:p>
          </table:table-cell>
          <table:table-cell table:style-name="ce23"/>
          <table:table-cell/>
          <table:table-cell table:style-name="ce23" office:value-type="string" calcext:value-type="string">
            <text:p>User Defined Product</text:p>
          </table:table-cell>
          <table:table-cell table:style-name="ce23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number-columns-repeated="55"/>
        </table:table-row>
        <table:table-row table:style-name="ro4">
          <table:table-cell/>
          <table:table-cell table:style-name="ce25" table:formula="of:=INFO.OBBA.OBBA.OBMAKE(&quot;td.start&quot;;&quot;double&quot;;[.C9])" office:value-type="string" office:string-value="td.start &#10;[9831]" calcext:value-type="string">
            <text:p>td.start </text:p>
            <text:p>[9831]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5" table:formula="of:=[.B14]" office:value-type="string" office:string-value="timeDiscretization &#10;[9843]" calcext:value-type="string">
            <text:p>timeDiscretization </text:p>
            <text:p>[9843]</text:p>
          </table:table-cell>
          <table:table-cell table:number-columns-repeated="2"/>
          <table:table-cell table:style-name="ce25" table:formula="of:=INFO.OBBA.OBBA.OBMAKE(&quot;productMaturity&quot;;&quot;double&quot;;[.I9])" office:value-type="string" office:string-value="productMaturity &#10;[9830]" calcext:value-type="string">
            <text:p>productMaturity </text:p>
            <text:p>[9830]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e25" table:formula="of:=INFO.OBBA.OBBA.OBMAKE(&quot;td.num&quot;;&quot;int&quot;;[.C10])" office:value-type="string" office:string-value="td.num &#10;[9832]" calcext:value-type="string">
            <text:p>td.num </text:p>
            <text:p>[9832]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table:style-name="ce25" table:formula="of:=INFO.OBBA.OBBA.OBMAKE(&quot;numberOfPaths&quot;;&quot;int&quot;;[.F10])" office:value-type="string" office:string-value="numberOfPaths &#10;[9834]" calcext:value-type="string">
            <text:p>numberOfPaths </text:p>
            <text:p>[9834]</text:p>
          </table:table-cell>
          <table:table-cell table:style-name="ce27" office:value-type="float" office:value="1000" calcext:value-type="float">
            <text:p>1000</text:p>
          </table:table-cell>
          <table:table-cell/>
          <table:table-cell table:style-name="ce25" table:formula="of:=INFO.OBBA.OBBA.OBMAKE(&quot;productStrike&quot;;&quot;double&quot;;[.I10])" office:value-type="string" office:string-value="productStrike &#10;[9839]" calcext:value-type="string">
            <text:p>productStrike </text:p>
            <text:p>[9839]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55"/>
        </table:table-row>
        <table:table-row table:style-name="ro4">
          <table:table-cell/>
          <table:table-cell table:style-name="ce25" table:formula="of:=INFO.OBBA.OBBA.OBMAKE(&quot;td.step&quot;;&quot;double&quot;;[.C11])" office:value-type="string" office:string-value="td.step &#10;[9833]" calcext:value-type="string">
            <text:p>td.step </text:p>
            <text:p>[9833]</text:p>
          </table:table-cell>
          <table:table-cell table:style-name="ce27" office:value-type="float" office:value="0.5" calcext:value-type="float">
            <text:p>0,5</text:p>
          </table:table-cell>
          <table:table-cell/>
          <table:table-cell table:style-name="ce25" table:formula="of:=INFO.OBBA.OBBA.OBMAKE(&quot;initialValue&quot;;&quot;double&quot;;[.F11])" office:value-type="string" office:string-value="initialValue &#10;[9835]" calcext:value-type="string">
            <text:p>initialValue </text:p>
            <text:p>[9835]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58"/>
        </table:table-row>
        <table:table-row table:style-name="ro4">
          <table:table-cell table:number-columns-repeated="4"/>
          <table:table-cell table:style-name="ce25" table:formula="of:=INFO.OBBA.OBBA.OBMAKE(&quot;riskFreeRate&quot;;&quot;double&quot;;[.F12])" office:value-type="string" office:string-value="riskFreeRate &#10;[9836]" calcext:value-type="string">
            <text:p>riskFreeRate </text:p>
            <text:p>[9836]</text:p>
          </table:table-cell>
          <table:table-cell table:style-name="ce31" office:value-type="percentage" office:value="0.05" calcext:value-type="percentage">
            <text:p>5%</text:p>
          </table:table-cell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55"/>
        </table:table-row>
        <table:table-row table:style-name="ro4"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/>
          <table:table-cell table:style-name="ce25" table:formula="of:=INFO.OBBA.OBBA.OBMAKE(&quot;volatility&quot;;&quot;double&quot;;[.F13])" office:value-type="string" office:string-value="volatility &#10;[9837]" calcext:value-type="string">
            <text:p>volatility </text:p>
            <text:p>[9837]</text:p>
          </table:table-cell>
          <table:table-cell table:style-name="ce31" office:value-type="percentage" office:value="0.2" calcext:value-type="percentage">
            <text:p>20%</text:p>
          </table:table-cell>
          <table:table-cell/>
          <table:table-cell table:style-name="ce33" table:formula="of:=INFO.OBBA.OBBA.OBMAKE(&quot;userDefinedProduct&quot;;INFO.OBBA.OBBA.OBSYNC(&quot;&quot;;[.I3])&amp;&quot;UserDefiniedAssetDerivative&quot;;[.H9:.H10])" office:value-type="string" office:string-value="" calcext:value-type="error">
            <text:p>#VALUE!</text:p>
          </table:table-cell>
          <table:table-cell table:number-columns-repeated="56"/>
        </table:table-row>
        <table:table-row table:style-name="ro2">
          <table:table-cell/>
          <table:table-cell table:formula="of:=INFO.OBBA.OBBA.OBMAKE(&quot;timeDiscretization&quot;;obLibs&amp;&quot;net.finmath.time.TimeDiscretizationFromArray&quot;;[.B9:.B11])" office:value-type="string" office:string-value="timeDiscretization &#10;[9843]" calcext:value-type="string">
            <text:p>timeDiscretization </text:p>
            <text:p>[9843]</text:p>
          </table:table-cell>
          <table:table-cell table:number-columns-repeated="62"/>
        </table:table-row>
        <table:table-row table:style-name="ro2">
          <table:table-cell table:number-columns-repeated="4"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58"/>
        </table:table-row>
        <table:table-row table:style-name="ro2">
          <table:table-cell table:number-columns-repeated="4"/>
          <table:table-cell table:formula="of:=INFO.OBBA.OBBA.OBMAKE(&quot;monteCarloBlackScholes&quot;;obLibs&amp;&quot;net.finmath.montecarlo.assetderivativevaluation.MonteCarloBlackScholesModel&quot;;[.E9:.E13])" office:value-type="string" office:string-value="monteCarloBlackScholes &#10;[9844]" calcext:value-type="string">
            <text:p>monteCarloBlackScholes </text:p>
            <text:p>[9844]</text:p>
          </table:table-cell>
          <table:table-cell table:number-columns-repeated="59"/>
        </table:table-row>
        <table:table-row table:style-name="ro2">
          <table:table-cell table:number-columns-repeated="7"/>
          <table:table-cell table:style-name="ce34" office:value-type="string" calcext:value-type="string">
            <text:p>Result</text:p>
          </table:table-cell>
          <table:table-cell table:style-name="ce34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table:style-name="ce35" office:value-type="string" calcext:value-type="string">
            <text:p>Value:</text:p>
          </table:table-cell>
          <table:table-cell table:style-name="ce36" table:formula="of:=INFO.OBBA.OBBA.OBGET(INFO.OBBA.OBBA.OBCALL(&quot;&quot;;[.H13];&quot;getValue&quot;;[.$E$16]))" office:value-type="string" office:string-value="" calcext:value-type="error">
            <text:p>#VALUE!</text:p>
          </table:table-cell>
          <table:table-cell table:number-columns-repeated="55"/>
        </table:table-row>
        <table:table-row table:style-name="ro2">
          <table:table-cell table:number-columns-repeated="7"/>
          <table:table-cell table:formula="of:=INFO.OBBA.OBBA.OBGET(INFO.OBBA.OBBA.OBCALL(&quot;&quot;;[.H13];&quot;getValues&quot;;[.$E$16]))" office:value-type="string" office:string-value="" calcext:value-type="error">
            <text:p>#VALUE!</text:p>
          </table:table-cell>
          <table:table-cell table:number-columns-repeated="56"/>
        </table:table-row>
        <table:table-row table:style-name="ro2">
          <table:table-cell table:number-columns-repeated="4"/>
          <table:table-cell>
            <draw:frame table:end-cell-address="MonteCarloBlackScholes.H34" table:end-x="2.093cm" table:end-y="0.239cm" draw:z-index="0" draw:name="Chart 5" draw:style-name="gr1" draw:text-style-name="P1" svg:width="9.212cm" svg:height="5.909cm" svg:x="2.11cm" svg:y="0.178cm">
              <draw:object draw:notify-on-update-of-ranges="MonteCarloBlackScholes.D39:MonteCarloBlackScholes.D59 MonteCarloBlackScholes.E39:MonteCarloBlackScholes.E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4" table:end-x="1.929cm" table:end-y="0.286cm" draw:z-index="1" draw:name="Chart 7" draw:style-name="gr1" draw:text-style-name="P1" svg:width="9.235cm" svg:height="5.909cm" svg:x="1.924cm" svg:y="0.225cm">
              <draw:object draw:notify-on-update-of-ranges="MonteCarloBlackScholes.B39:MonteCarloBlackScholes.B288 MonteCarloBlackScholes.C39:MonteCarloBlackScholes.C28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6"/>
        </table:table-row>
        <table:table-row table:style-name="ro2" table:number-rows-repeated="15">
          <table:table-cell table:number-columns-repeated="64"/>
        </table:table-row>
        <table:table-row table:style-name="ro4">
          <table:table-cell/>
          <table:table-cell table:style-name="ce25" table:formula="of:=INFO.OBBA.OBBA.OBCALL(&quot;underlyingValue&quot;;[.E16];&quot;getAssetValue&quot;;[.H9];INFO.OBBA.OBBA.OBMAKE(&quot;&quot;;&quot;int&quot;;0))" office:value-type="string" office:string-value="underlyingValue &#10;[9845]" calcext:value-type="string">
            <text:p>underlyingValue </text:p>
            <text:p>[9845]</text:p>
          </table:table-cell>
          <table:table-cell table:style-name="ce28" table:formula="of:=INFO.OBBA.OBBA.OBCALL(&quot;customProductValues&quot;;[.H13];&quot;getValue&quot;;INFO.OBBA.OBBA.OBMAKE(&quot;&quot;;&quot;double&quot;;0);[.$E$16])" office:value-type="string" office:string-value="" calcext:value-type="error">
            <text:p>#VALUE!</text:p>
          </table:table-cell>
          <table:table-cell table:style-name="ce25" table:number-columns-repeated="2"/>
          <table:table-cell table:number-columns-repeated="59"/>
        </table:table-row>
        <table:table-row table:style-name="ro2">
          <table:table-cell table:number-columns-repeated="3"/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Histogram</text:p>
          </table:table-cell>
          <table:table-cell table:number-columns-repeated="59"/>
        </table:table-row>
        <table:table-row table:style-name="ro2">
          <table:table-cell/>
          <table:table-cell table:style-name="ce26" table:number-matrix-columns-spanned="1" table:number-matrix-rows-spanned="250" table:formula="of:=TRANSPOSE(INFO.OBBA.OBBA.OBGET(INFO.OBBA.OBBA.OBCALL(&quot;&quot;;[.B37];&quot;getRealizations&quot;)))" office:value-type="float" office:value="309.056998480871" calcext:value-type="float">
            <text:p>309,1</text:p>
          </table:table-cell>
          <table:table-cell table:style-name="ce26" table:number-matrix-columns-spanned="1" table:number-matrix-rows-spanned="250" table:formula="of:=TRANSPOSE(INFO.OBBA.OBBA.OBGET(INFO.OBBA.OBBA.OBCALL(&quot;&quot;;[.C37];&quot;getRealizations&quot;)))" office:value-type="string" office:string-value="" calcext:value-type="error">
            <text:p>#VALUE!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matrix-columns-spanned="1" table:number-matrix-rows-spanned="21" table:formula="of:=FREQUENCY([.B39:.B288];[.D39:.D59]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59.9487694043639" calcext:value-type="float">
            <text:p>59,9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39]+[.$D$38]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76.5968197334578" calcext:value-type="float">
            <text:p>76,6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0]+[.$D$38]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222.068668906819" calcext:value-type="float">
            <text:p>222,1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1]+[.$D$38]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46.0529853520923" calcext:value-type="float">
            <text:p>46,1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2]+[.$D$38]" office:value-type="float" office:value="60" calcext:value-type="float">
            <text:p>60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25.307229014511" calcext:value-type="float">
            <text:p>125,3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3]+[.$D$38]" office:value-type="float" office:value="75" calcext:value-type="float">
            <text:p>7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84.3788812780234" calcext:value-type="float">
            <text:p>84,4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4]+[.$D$38]" office:value-type="float" office:value="90" calcext:value-type="float">
            <text:p>90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11.012793615087" calcext:value-type="float">
            <text:p>111,0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5]+[.$D$38]" office:value-type="float" office:value="105" calcext:value-type="float">
            <text:p>10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66.2769488033389" calcext:value-type="float">
            <text:p>66,3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6]+[.$D$38]" office:value-type="float" office:value="120" calcext:value-type="float">
            <text:p>12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85.4718852071058" calcext:value-type="float">
            <text:p>85,5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7]+[.$D$38]" office:value-type="float" office:value="135" calcext:value-type="float">
            <text:p>13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16.165585879246" calcext:value-type="float">
            <text:p>116,2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8]+[.$D$38]" office:value-type="float" office:value="150" calcext:value-type="float">
            <text:p>15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56.6304960055578" calcext:value-type="float">
            <text:p>56,6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49]+[.$D$38]" office:value-type="float" office:value="165" calcext:value-type="float">
            <text:p>165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98.943874819569" calcext:value-type="float">
            <text:p>198,9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0]+[.$D$38]" office:value-type="float" office:value="180" calcext:value-type="float">
            <text:p>18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83.065447749233" calcext:value-type="float">
            <text:p>183,1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1]+[.$D$38]" office:value-type="float" office:value="195" calcext:value-type="float">
            <text:p>19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49.7864572562356" calcext:value-type="float">
            <text:p>49,8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2]+[.$D$38]" office:value-type="float" office:value="210" calcext:value-type="float">
            <text:p>21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10.748490742699" calcext:value-type="float">
            <text:p>110,7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3]+[.$D$38]" office:value-type="float" office:value="225" calcext:value-type="float">
            <text:p>22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01.26043804179" calcext:value-type="float">
            <text:p>101,3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4]+[.$D$38]" office:value-type="float" office:value="240" calcext:value-type="float">
            <text:p>24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86.418235305366" calcext:value-type="float">
            <text:p>86,4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5]+[.$D$38]" office:value-type="float" office:value="255" calcext:value-type="float">
            <text:p>25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77.3227126658305" calcext:value-type="float">
            <text:p>77,3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6]+[.$D$38]" office:value-type="float" office:value="270" calcext:value-type="float">
            <text:p>27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62.5094014982714" calcext:value-type="float">
            <text:p>62,5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7]+[.$D$38]" office:value-type="float" office:value="285" calcext:value-type="float">
            <text:p>285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67.4368322056444" calcext:value-type="float">
            <text:p>67,4</text:p>
          </table:table-cell>
          <table:table-cell table:style-name="ce26" office:value-type="string" office:string-value="" calcext:value-type="error">
            <text:p>#VALUE!</text:p>
          </table:table-cell>
          <table:table-cell table:style-name="ce29" table:formula="of:=[.D58]+[.$D$38]" office:value-type="float" office:value="300" calcext:value-type="float">
            <text:p>30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/>
          <table:table-cell table:style-name="ce26" office:value-type="float" office:value="113.509770911978" calcext:value-type="float">
            <text:p>113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8.4591649254013" calcext:value-type="float">
            <text:p>7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3.740482604354" calcext:value-type="float">
            <text:p>123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1.089612318806" calcext:value-type="float">
            <text:p>131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7.884234127637" calcext:value-type="float">
            <text:p>117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58.481263912654" calcext:value-type="float">
            <text:p>25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08.704190738973" calcext:value-type="float">
            <text:p>208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8.6817506711611" calcext:value-type="float">
            <text:p>68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1.9631441725" calcext:value-type="float">
            <text:p>102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9.573245117528" calcext:value-type="float">
            <text:p>149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6.5182227118561" calcext:value-type="float">
            <text:p>56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6.597755207944" calcext:value-type="float">
            <text:p>14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7.310327286282" calcext:value-type="float">
            <text:p>127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1.504377563077" calcext:value-type="float">
            <text:p>161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5.864555497545" calcext:value-type="float">
            <text:p>195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9.0862552145758" calcext:value-type="float">
            <text:p>79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8.984932527738" calcext:value-type="float">
            <text:p>159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78.542121535402" calcext:value-type="float">
            <text:p>27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8.4843571033246" calcext:value-type="float">
            <text:p>7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0.9512043817369" calcext:value-type="float">
            <text:p>81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1.432787484972" calcext:value-type="float">
            <text:p>101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5.2248351018009" calcext:value-type="float">
            <text:p>85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0.978997482106" calcext:value-type="float">
            <text:p>161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5.103370109154" calcext:value-type="float">
            <text:p>135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8.731508780597" calcext:value-type="float">
            <text:p>108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8.2342105596075" calcext:value-type="float">
            <text:p>68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8.520930754207" calcext:value-type="float">
            <text:p>19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15.860628617724" calcext:value-type="float">
            <text:p>215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335.760208482435" calcext:value-type="float">
            <text:p>335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8.8871980148642" calcext:value-type="float">
            <text:p>98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1.7636804477435" calcext:value-type="float">
            <text:p>51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8.184739444374" calcext:value-type="float">
            <text:p>128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0.10166070544" calcext:value-type="float">
            <text:p>120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8.937529873835" calcext:value-type="float">
            <text:p>188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0.3775313027267" calcext:value-type="float">
            <text:p>50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0.990643129536" calcext:value-type="float">
            <text:p>121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5.8329183395762" calcext:value-type="float">
            <text:p>55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4.2238204876231" calcext:value-type="float">
            <text:p>84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3.171838677456" calcext:value-type="float">
            <text:p>133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2.9945397367925" calcext:value-type="float">
            <text:p>73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9.829397150269" calcext:value-type="float">
            <text:p>189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6.101397087088" calcext:value-type="float">
            <text:p>106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4.406721169149" calcext:value-type="float">
            <text:p>164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5.691678302595" calcext:value-type="float">
            <text:p>135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6.0018164333" calcext:value-type="float">
            <text:p>116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9.148712754966" calcext:value-type="float">
            <text:p>199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8.111478444961" calcext:value-type="float">
            <text:p>148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6.671907562846" calcext:value-type="float">
            <text:p>136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6.501041611234" calcext:value-type="float">
            <text:p>126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94.409947308376" calcext:value-type="float">
            <text:p>294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2.749855208964" calcext:value-type="float">
            <text:p>182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7.75645872597" calcext:value-type="float">
            <text:p>157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4.847513869885" calcext:value-type="float">
            <text:p>84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4.022514802681" calcext:value-type="float">
            <text:p>164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9.655044395936" calcext:value-type="float">
            <text:p>179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9.52707158577" calcext:value-type="float">
            <text:p>159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9.353178588422" calcext:value-type="float">
            <text:p>79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3.3694975194325" calcext:value-type="float">
            <text:p>63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5.459793124514" calcext:value-type="float">
            <text:p>195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1.195778315128" calcext:value-type="float">
            <text:p>101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1.1230539611018" calcext:value-type="float">
            <text:p>81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1.761349851893" calcext:value-type="float">
            <text:p>121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03.827772677564" calcext:value-type="float">
            <text:p>203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06.904440775848" calcext:value-type="float">
            <text:p>206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6.986279893295" calcext:value-type="float">
            <text:p>197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4.447555348525" calcext:value-type="float">
            <text:p>154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9.8228711428225" calcext:value-type="float">
            <text:p>89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7.667582653754" calcext:value-type="float">
            <text:p>67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8.0136781266774" calcext:value-type="float">
            <text:p>98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3.2687550306141" calcext:value-type="float">
            <text:p>73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8.861372481551" calcext:value-type="float">
            <text:p>118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07.19336964843" calcext:value-type="float">
            <text:p>207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4.329166862991" calcext:value-type="float">
            <text:p>114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0.632696325837" calcext:value-type="float">
            <text:p>220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2.5516941921532" calcext:value-type="float">
            <text:p>62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4.610120788235" calcext:value-type="float">
            <text:p>124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0.4273651548952" calcext:value-type="float">
            <text:p>60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49.654281521168" calcext:value-type="float">
            <text:p>49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6.647219701479" calcext:value-type="float">
            <text:p>22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9.458190894379" calcext:value-type="float">
            <text:p>109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6.7705513226936" calcext:value-type="float">
            <text:p>56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6.4065086132324" calcext:value-type="float">
            <text:p>66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8.027539163697" calcext:value-type="float">
            <text:p>148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8.1780325389436" calcext:value-type="float">
            <text:p>68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5.0402188741184" calcext:value-type="float">
            <text:p>95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6.553284562209" calcext:value-type="float">
            <text:p>16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7.114150835702" calcext:value-type="float">
            <text:p>107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2.8264814675954" calcext:value-type="float">
            <text:p>82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3.227684313991" calcext:value-type="float">
            <text:p>103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8.555176195401" calcext:value-type="float">
            <text:p>118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2.862704722385" calcext:value-type="float">
            <text:p>172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37.1439241131612" calcext:value-type="float">
            <text:p>37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9.94950749527" calcext:value-type="float">
            <text:p>179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4.5866591227033" calcext:value-type="float">
            <text:p>84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8.629565023456" calcext:value-type="float">
            <text:p>188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3.379162131339" calcext:value-type="float">
            <text:p>223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1.027286154752" calcext:value-type="float">
            <text:p>151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1.931746377335" calcext:value-type="float">
            <text:p>111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8.135302187504" calcext:value-type="float">
            <text:p>108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8.212520522614" calcext:value-type="float">
            <text:p>128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3.938284474528" calcext:value-type="float">
            <text:p>113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4.291605615278" calcext:value-type="float">
            <text:p>224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4.789493634963" calcext:value-type="float">
            <text:p>184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9.547320599131" calcext:value-type="float">
            <text:p>129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7.56300342999" calcext:value-type="float">
            <text:p>137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7.9777030066083" calcext:value-type="float">
            <text:p>78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1.698382307219" calcext:value-type="float">
            <text:p>101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4.574489203618" calcext:value-type="float">
            <text:p>124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6.546242072456" calcext:value-type="float">
            <text:p>116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8.617583801986" calcext:value-type="float">
            <text:p>188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6.771513845129" calcext:value-type="float">
            <text:p>106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7.090522345857" calcext:value-type="float">
            <text:p>187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6.0563621092755" calcext:value-type="float">
            <text:p>66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4.9022660890661" calcext:value-type="float">
            <text:p>74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2.15172657285" calcext:value-type="float">
            <text:p>222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0.411867509779" calcext:value-type="float">
            <text:p>170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329.223057432696" calcext:value-type="float">
            <text:p>329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6.5842664202273" calcext:value-type="float">
            <text:p>9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7.830172312307" calcext:value-type="float">
            <text:p>117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8.826730357871" calcext:value-type="float">
            <text:p>178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3.1707816446744" calcext:value-type="float">
            <text:p>83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41.439777362537" calcext:value-type="float">
            <text:p>241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9.371373563894" calcext:value-type="float">
            <text:p>139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4.320237186259" calcext:value-type="float">
            <text:p>134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89.411893748771" calcext:value-type="float">
            <text:p>189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58.81119668864" calcext:value-type="float">
            <text:p>258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36.9970029867587" calcext:value-type="float">
            <text:p>37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0.2447858373412" calcext:value-type="float">
            <text:p>80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9.659700059704" calcext:value-type="float">
            <text:p>109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7.071329169423" calcext:value-type="float">
            <text:p>127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0.5163754723202" calcext:value-type="float">
            <text:p>90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2.938259316508" calcext:value-type="float">
            <text:p>122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7.393840554774" calcext:value-type="float">
            <text:p>117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8.519571896101" calcext:value-type="float">
            <text:p>10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8.062623313515" calcext:value-type="float">
            <text:p>88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46.5692462287566" calcext:value-type="float">
            <text:p>4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4.0855334161794" calcext:value-type="float">
            <text:p>74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3.629474990923" calcext:value-type="float">
            <text:p>143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3.1449102142143" calcext:value-type="float">
            <text:p>83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0.834813461722" calcext:value-type="float">
            <text:p>90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1.79125705556" calcext:value-type="float">
            <text:p>221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301.732526846635" calcext:value-type="float">
            <text:p>301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4.086719878592" calcext:value-type="float">
            <text:p>104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9.7804983406978" calcext:value-type="float">
            <text:p>99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49.450914262562" calcext:value-type="float">
            <text:p>49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8.5354316151847" calcext:value-type="float">
            <text:p>7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13.333151311586" calcext:value-type="float">
            <text:p>213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49.2961094356639" calcext:value-type="float">
            <text:p>49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2.786420186419" calcext:value-type="float">
            <text:p>102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7.769184856855" calcext:value-type="float">
            <text:p>137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6.293347635923" calcext:value-type="float">
            <text:p>176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5.4119041578684" calcext:value-type="float">
            <text:p>65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8.5440211981284" calcext:value-type="float">
            <text:p>9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7.879305279919" calcext:value-type="float">
            <text:p>157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5.35692019201" calcext:value-type="float">
            <text:p>125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37.984002548845" calcext:value-type="float">
            <text:p>538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0.43082057634" calcext:value-type="float">
            <text:p>140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3.500861411445" calcext:value-type="float">
            <text:p>113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7.475204269295" calcext:value-type="float">
            <text:p>137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2.078300469754" calcext:value-type="float">
            <text:p>102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94.610925588528" calcext:value-type="float">
            <text:p>194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56.238760980343" calcext:value-type="float">
            <text:p>256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2.4121437833124" calcext:value-type="float">
            <text:p>72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5.787020538543" calcext:value-type="float">
            <text:p>175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5.69758841515" calcext:value-type="float">
            <text:p>225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9.532744978744" calcext:value-type="float">
            <text:p>149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7.6194356085289" calcext:value-type="float">
            <text:p>77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9.6956173251923" calcext:value-type="float">
            <text:p>79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3.650869490868" calcext:value-type="float">
            <text:p>143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8.303526068778" calcext:value-type="float">
            <text:p>118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4.181829543806" calcext:value-type="float">
            <text:p>174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4.600343664845" calcext:value-type="float">
            <text:p>74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09.157940662974" calcext:value-type="float">
            <text:p>209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8.044081124157" calcext:value-type="float">
            <text:p>68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6.641658943814" calcext:value-type="float">
            <text:p>146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2.412279781407" calcext:value-type="float">
            <text:p>82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4.2527660048327" calcext:value-type="float">
            <text:p>84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4.352085836514" calcext:value-type="float">
            <text:p>164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5.617275149114" calcext:value-type="float">
            <text:p>145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4.065582978503" calcext:value-type="float">
            <text:p>154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9.1621291422158" calcext:value-type="float">
            <text:p>79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6.885302740066" calcext:value-type="float">
            <text:p>146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7.495469232642" calcext:value-type="float">
            <text:p>107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1.434643685321" calcext:value-type="float">
            <text:p>101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50.566078253108" calcext:value-type="float">
            <text:p>250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73.110449800583" calcext:value-type="float">
            <text:p>273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3.416987686031" calcext:value-type="float">
            <text:p>153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2.639719471641" calcext:value-type="float">
            <text:p>222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3.881191885442" calcext:value-type="float">
            <text:p>143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7.012291852101" calcext:value-type="float">
            <text:p>147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3.61817293518" calcext:value-type="float">
            <text:p>123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6.90899029123" calcext:value-type="float">
            <text:p>156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2.4233720734536" calcext:value-type="float">
            <text:p>82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66.9689054691376" calcext:value-type="float">
            <text:p>67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92.732546286105" calcext:value-type="float">
            <text:p>292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9.199143239167" calcext:value-type="float">
            <text:p>159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6.6715131323412" calcext:value-type="float">
            <text:p>96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7.26080403175" calcext:value-type="float">
            <text:p>117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41.717774191189" calcext:value-type="float">
            <text:p>141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43.4360270157166" calcext:value-type="float">
            <text:p>43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1.9434795368178" calcext:value-type="float">
            <text:p>71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9.829020361072" calcext:value-type="float">
            <text:p>129,8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7.871967221389" calcext:value-type="float">
            <text:p>107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70.257825398558" calcext:value-type="float">
            <text:p>170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1.2904627281319" calcext:value-type="float">
            <text:p>91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7.080346955014" calcext:value-type="float">
            <text:p>117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0.4715522471" calcext:value-type="float">
            <text:p>80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89.1725439562744" calcext:value-type="float">
            <text:p>89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3.6165471101974" calcext:value-type="float">
            <text:p>93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2.0034511493257" calcext:value-type="float">
            <text:p>72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2.327378016125" calcext:value-type="float">
            <text:p>122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2.22164618651" calcext:value-type="float">
            <text:p>132,2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5.917014077485" calcext:value-type="float">
            <text:p>135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31.729583321941" calcext:value-type="float">
            <text:p>131,7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2.924726571504" calcext:value-type="float">
            <text:p>152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21.054490963873" calcext:value-type="float">
            <text:p>221,1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57.0065623754044" calcext:value-type="float">
            <text:p>57,0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13.432553102065" calcext:value-type="float">
            <text:p>113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6.25429575186" calcext:value-type="float">
            <text:p>156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63.254594910084" calcext:value-type="float">
            <text:p>163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0.4969783361604" calcext:value-type="float">
            <text:p>70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1.413611551123" calcext:value-type="float">
            <text:p>121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50.38549066392" calcext:value-type="float">
            <text:p>250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27.256018020851" calcext:value-type="float">
            <text:p>127,3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58.522393128156" calcext:value-type="float">
            <text:p>158,5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260.586489314668" calcext:value-type="float">
            <text:p>260,6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71.3553177482328" calcext:value-type="float">
            <text:p>71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107.443882405921" calcext:value-type="float">
            <text:p>107,4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>
          <table:table-cell/>
          <table:table-cell table:style-name="ce26" office:value-type="float" office:value="97.8979007286131" calcext:value-type="float">
            <text:p>97,9</text:p>
          </table:table-cell>
          <table:table-cell table:style-name="ce26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2" table:number-rows-repeated="10482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4P0" style:volatile="true">
      <number:number number:decimal-places="0" loext:min-decimal-places="0" number:min-integer-digits="1" number:grouping="true"/>
      <number:text> DM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4P2" style:volatile="true">
      <number:text> - DM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loext:min-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DM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2P2" style:volatile="true">
      <number:text>-</number:text>
      <number:number number:decimal-places="0" loext:min-decimal-places="0" number:min-integer-digits="0"/>
      <number:text> D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6P2" style:volatile="true">
      <number:text>-</number:text>
      <number:number number:decimal-places="0" loext:min-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loext:min-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loext:min-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4P2" style:volatile="true">
      <number:text>-</number:text>
      <number:number number:decimal-places="0" loext:min-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9" loext:min-decimal-places="9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/>
    </number:number-style>
    <number:percentage-style style:name="N184">
      <number:number number:decimal-places="1" loext:min-decimal-places="1" number:min-integer-digits="1"/>
      <number:text>%</number:text>
    </number:percentage-style>
    <number:percentage-style style:name="N185">
      <number:number number:decimal-places="3" loext:min-decimal-places="3" number:min-integer-digits="1"/>
      <number:text>%</number:text>
    </number:percentage-style>
    <number:percentage-style style:name="N186">
      <number:number number:decimal-places="15" loext:min-decimal-places="15" number:min-integer-digits="1"/>
      <number:text>%</number:text>
    </number:percentage-style>
    <number:number-style style:name="N187">
      <number:number number:decimal-places="1" loext:min-decimal-places="1" number:min-integer-digits="1"/>
    </number:number-style>
    <number:number-style style:name="N188">
      <number:number number:decimal-places="3" loext:min-decimal-places="3" number:min-integer-digits="1"/>
    </number:number-style>
    <number:number-style style:name="N189">
      <number:number number:decimal-places="4" loext:min-decimal-places="4" number:min-integer-digits="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11" loext:min-decimal-places="11" number:min-integer-digits="1"/>
    </number:number-style>
    <number:number-style style:name="N194P0" style:volatile="true">
      <number:text>€ </number:text>
      <number:number number:decimal-places="0" loext:min-decimal-places="0" number:min-integer-digits="1" number:grouping="true"/>
    </number:number-style>
    <number:number-style style:name="N194">
      <number:text>-€ 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€ </number:text>
      <number:number number:decimal-places="0" loext:min-decimal-places="0" number:min-integer-digits="1" number:grouping="true"/>
    </number:number-style>
    <number:number-style style:name="N19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7P0" style:volatile="true">
      <number:text>€ </number:text>
      <number:number number:decimal-places="2" loext:min-decimal-places="2" number:min-integer-digits="1" number:grouping="true"/>
    </number:number-style>
    <number:number-style style:name="N197">
      <number:text>-€ 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text>€ </number:text>
      <number:number number:decimal-places="2" loext:min-decimal-places="2" number:min-integer-digits="1" number:grouping="true"/>
    </number:number-style>
    <number:number-style style:name="N19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20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number:text> €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0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08P2" style:volatile="true">
      <number:text> € 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loext:min-decimal-places="2" number:min-integer-digits="1" number:grouping="true"/>
      <number:text> </number:text>
    </number:number-style>
    <number:number-style style:name="N2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0P2" style:volatile="true">
      <number:text>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percentage-style style:name="N211">
      <number:number number:decimal-places="4" loext:min-decimal-places="4" number:min-integer-digits="1"/>
      <number:text>%</number:text>
    </number:percentage-style>
    <number:percentage-style style:name="N212">
      <number:number number:decimal-places="5" loext:min-decimal-places="5" number:min-integer-digits="1"/>
      <number:text>%</number:text>
    </number:percentage-style>
    <number:percentage-style style:name="N213">
      <number:number number:decimal-places="6" loext:min-decimal-places="6" number:min-integer-digits="1"/>
      <number:text>%</number:text>
    </number:percentage-style>
    <number:number-style style:name="N214">
      <number:number number:decimal-places="4" loext:min-decimal-places="4" number:min-integer-digits="1" number:grouping="true"/>
    </number:number-style>
    <number:date-style style:name="N21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6P0"/>
    </number:number-style>
    <number:number-style style:name="N217">
      <number:text>$</number:text>
      <number:number number:decimal-places="2" loext:min-decimal-places="2" number:min-integer-digits="1" number:grouping="true"/>
    </number:number-style>
    <number:number-style style:name="N218">
      <number:number number:decimal-places="2" loext:min-decimal-places="2" number:min-integer-digits="1"/>
      <number:text> </number:text>
    </number:number-style>
    <number:number-style style:name="N220P0" style:volatile="true">
      <number:number number:decimal-places="1" loext:min-decimal-places="1" number:min-integer-digits="1" number:grouping="true"/>
    </number:number-style>
    <number:number-style style:name="N220">
      <number:number number:decimal-places="1" loext:min-decimal-places="1" number:min-integer-digits="1" number:grouping="true"/>
      <style:map style:condition="value()&gt;=0" style:apply-style-name="N220P0"/>
    </number:number-style>
    <number:number-style style:name="N222P0" style:volatile="true">
      <number:text>+</number:text>
      <number:number number:decimal-places="2" loext:min-decimal-places="2" number:min-integer-digits="1" number:grouping="true"/>
    </number:number-style>
    <number:number-style style:name="N222">
      <number:text>-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4P0" style:volatile="true">
      <number:number number:decimal-places="0" loext:min-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4P2" style:volatile="true">
      <number:text>-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0" loext:min-decimal-places="0" number:min-integer-digits="1" number:grouping="true"/>
      <number:text> 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28P2" style:volatile="true">
      <number:text>- 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loext:min-decimal-places="0" number:min-integer-digits="1" number:grouping="true"/>
      <number:text> €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0P2" style:volatile="true">
      <number:text>- €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2" loext:min-decimal-places="2" number:min-integer-digits="1" number:grouping="true"/>
      <number:text> </number:text>
    </number:number-style>
    <number:number-style style:name="N23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35P2" style:volatile="true"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£</number:text>
      <number:number number:decimal-places="0" loext:min-decimal-places="0" number:min-integer-digits="1" number:grouping="true"/>
    </number:number-style>
    <number:number-style style:name="N237">
      <number:text>-£</number:text>
      <number:number number:decimal-places="0" loext:min-decimal-places="0" number:min-integer-digits="1" number:grouping="true"/>
      <style:map style:condition="value()&gt;=0" style:apply-style-name="N237P0"/>
    </number:number-style>
    <number:number-style style:name="N238P0" style:volatile="true">
      <number:text>£</number:text>
      <number:number number:decimal-places="0" loext:min-decimal-places="0" number:min-integer-digits="1" number:grouping="true"/>
    </number:number-style>
    <number:number-style style:name="N23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8P0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1P0" style:volatile="true">
      <number:text>£</number:text>
      <number:number number:decimal-places="2" loext:min-decimal-places="2" number:min-integer-digits="1" number:grouping="true"/>
    </number:number-style>
    <number:number-style style:name="N24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1P0"/>
    </number:number-style>
    <number:number-style style:name="N24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4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45P2" style:volatile="true">
      <number:text> £-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0" loext:min-decimal-places="0" number:min-integer-digits="1" number:grouping="true"/>
      <number:text>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46P2" style:volatile="true"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5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50P2" style:volatile="true">
      <number:text> £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2" loext:min-decimal-places="2" number:min-integer-digits="1" number:grouping="true"/>
      <number:text>   </number:text>
    </number:number-style>
    <number:number-style style:name="N25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54P2" style:volatile="true">
      <number:text>-</number:text>
      <number:number number:decimal-places="0" loext:min-decimal-places="0" number:min-integer-digits="0"/>
      <number:text>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0" loext:min-decimal-places="0" number:min-integer-digits="1" number:grouping="true"/>
      <number:text>   </number:text>
    </number:number-style>
    <number:number-style style:name="N258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58P2" style:volatile="true">
      <number:text>-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loext:min-decimal-places="2" number:min-integer-digits="1" number:grouping="true"/>
      <number:text>€ </number:text>
    </number:number-style>
    <number:number-style style:name="N262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62P2" style:volatile="true">
      <number:text>-</number:text>
      <number:number number:decimal-places="0" loext:min-decimal-places="0" number:min-integer-digits="0"/>
      <number:text>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number number:decimal-places="0" loext:min-decimal-places="0" number:min-integer-digits="1" number:grouping="true"/>
      <number:text>€ </number:text>
    </number:number-style>
    <number:number-style style:name="N266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66P2" style:volatile="true">
      <number:text>-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percentage-style style:name="N267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2" fo:font-family="Arial" style:font-name-asian="SimSun" style:font-family-asian="SimSun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11:08:24.7025965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pple Computer</meta:initial-creator>
    <meta:creation-date>2006-03-25T19:29:47</meta:creation-date>
    <dc:date>2020-02-25T11:13:14.722408899</dc:date>
    <meta:generator>LibreOffice/6.4.0.3$MacOSX_X86_64 LibreOffice_project/b0a288ab3d2d4774cb44b62f04d5d28733ac6df8</meta:generator>
    <meta:editing-duration>PT45M22S</meta:editing-duration>
    <meta:editing-cycles>16</meta:editing-cycles>
    <meta:document-statistic meta:table-count="2" meta:cell-count="622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Rem 
Rem Public Function Test(x As RichTexs) As String
Rem     x.Characters(Start:=1, Length:=3).Font.ColorIndex = 3
Rem x.Characters(Start:=9, Length:=4).Font.ColorIndex = 5
Rem     Test = x
Rem End Function
Rem 
Rem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true" chart:link-data-style-to-source="tru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draw:stroke="none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bar" chart:style-name="ch1">
        <chart:title svg:x="3.888cm" svg:y="0.363cm" chart:style-name="ch2">
          <text:p>Distribution</text:p>
        </chart:title>
        <chart:plot-area chart:style-name="ch3" table:cell-range-address="MonteCarloBlackScholes.D39:MonteCarloBlackScholes.E59" chart:data-source-has-labels="column" svg:x="0.53cm" svg:y="1.26cm" svg:width="8.399cm" svg:height="4.398cm">
          <chartooo:coordinate-region svg:x="1.096cm" svg:y="1.418cm" svg:width="7.833cm" svg:height="3.433cm"/>
          <chart:axis chart:dimension="x" chart:name="primary-x" chart:style-name="ch4" chartooo:axis-type="auto">
            <chartooo:date-scale/>
            <chart:categories table:cell-range-address="MonteCarloBlackScholes.D39:MonteCarloBlackScholes.D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E39:MonteCarloBlackScholes.E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D39:MonteCarloBlackScholes.D59</svg:desc>
                </draw:g>
              </table:table-cell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187">
      <number:number number:decimal-places="1" loext:min-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87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87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9.234cm" svg:height="5.924cm" xlink:href=".." xlink:type="simple" chart:class="chart:scatter" chart:style-name="ch1">
        <chart:title svg:x="3.086cm" svg:y="0.364cm" chart:style-name="ch2">
          <text:p>Custom Product Payoff</text:p>
        </chart:title>
        <chart:plot-area chart:style-name="ch3" table:cell-range-address="MonteCarloBlackScholes.B39:MonteCarloBlackScholes.C288" svg:x="0.53cm" svg:y="1.264cm" svg:width="8.428cm" svg:height="4.398cm">
          <chartooo:coordinate-region svg:x="1.332cm" svg:y="1.422cm" svg:width="7.27cm" svg:height="3.67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056998480871">
                <text:p>309.056998480871</text:p>
                <draw:g>
                  <svg:desc>MonteCarloBlackScholes.B39:MonteCarloBlackScholes.B288</svg:desc>
                </draw:g>
              </table:table-cell>
              <table:table-cell office:value-type="float" office:value="NaN">
                <text:p>NaN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487694043639">
                <text:p>59.9487694043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968197334578">
                <text:p>76.596819733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068668906819">
                <text:p>222.068668906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0529853520923">
                <text:p>46.052985352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307229014511">
                <text:p>125.30722901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3788812780234">
                <text:p>84.3788812780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012793615087">
                <text:p>111.012793615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2769488033389">
                <text:p>66.2769488033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718852071058">
                <text:p>85.471885207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165585879246">
                <text:p>116.16558587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6304960055578">
                <text:p>56.630496005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943874819569">
                <text:p>198.94387481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.065447749233">
                <text:p>183.065447749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7864572562356">
                <text:p>49.786457256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748490742699">
                <text:p>110.74849074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26043804179">
                <text:p>101.26043804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18235305366">
                <text:p>86.418235305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3227126658305">
                <text:p>77.3227126658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5094014982714">
                <text:p>62.509401498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4368322056444">
                <text:p>67.436832205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509770911978">
                <text:p>113.50977091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4591649254013">
                <text:p>78.459164925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740482604354">
                <text:p>123.74048260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89612318806">
                <text:p>131.089612318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884234127637">
                <text:p>117.88423412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.481263912654">
                <text:p>258.481263912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.704190738973">
                <text:p>208.70419073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6817506711611">
                <text:p>68.681750671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9631441725">
                <text:p>101.963144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573245117528">
                <text:p>149.573245117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182227118561">
                <text:p>56.518222711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597755207944">
                <text:p>146.59775520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310327286282">
                <text:p>127.31032728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.504377563077">
                <text:p>161.50437756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.864555497545">
                <text:p>195.86455549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862552145758">
                <text:p>79.0862552145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984932527738">
                <text:p>158.984932527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.542121535402">
                <text:p>278.542121535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4843571033246">
                <text:p>78.484357103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9512043817369">
                <text:p>80.951204381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432787484972">
                <text:p>101.43278748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2248351018009">
                <text:p>85.224835101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.978997482106">
                <text:p>160.97899748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103370109154">
                <text:p>135.103370109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731508780597">
                <text:p>108.73150878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.2342105596075">
                <text:p>68.23421055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.520930754207">
                <text:p>198.52093075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.860628617724">
                <text:p>215.86062861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.760208482435">
                <text:p>335.76020848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71980148642">
                <text:p>98.887198014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7636804477435">
                <text:p>51.7636804477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.184739444374">
                <text:p>128.18473944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.10166070544">
                <text:p>120.1016607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8.937529873835">
                <text:p>188.93752987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775313027267">
                <text:p>50.3775313027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990643129536">
                <text:p>120.99064312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8329183395762">
                <text:p>55.8329183395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2238204876231">
                <text:p>84.2238204876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171838677456">
                <text:p>133.17183867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9945397367925">
                <text:p>72.99453973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.829397150269">
                <text:p>189.829397150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.101397087088">
                <text:p>106.10139708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.406721169149">
                <text:p>164.40672116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691678302595">
                <text:p>135.69167830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0018164333">
                <text:p>116.001816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.148712754966">
                <text:p>199.14871275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111478444961">
                <text:p>148.111478444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671907562846">
                <text:p>136.671907562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501041611234">
                <text:p>126.50104161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409947308376">
                <text:p>294.40994730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2.749855208964">
                <text:p>182.749855208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.75645872597">
                <text:p>157.7564587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847513869885">
                <text:p>84.84751386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022514802681">
                <text:p>164.02251480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.655044395936">
                <text:p>179.65504439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52707158577">
                <text:p>159.52707158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353178588422">
                <text:p>79.353178588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3694975194325">
                <text:p>63.369497519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.459793124514">
                <text:p>195.45979312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.195778315128">
                <text:p>101.19577831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230539611018">
                <text:p>81.12305396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.761349851893">
                <text:p>121.76134985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827772677564">
                <text:p>203.82777267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904440775848">
                <text:p>206.904440775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.986279893295">
                <text:p>196.986279893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.447555348525">
                <text:p>154.44755534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28711428225">
                <text:p>89.8228711428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667582653754">
                <text:p>67.66758265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0136781266774">
                <text:p>98.013678126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2687550306141">
                <text:p>73.268755030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861372481551">
                <text:p>118.86137248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.19336964843">
                <text:p>207.1933696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.329166862991">
                <text:p>114.32916686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.632696325837">
                <text:p>220.632696325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5516941921532">
                <text:p>62.551694192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610120788235">
                <text:p>124.6101207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4273651548952">
                <text:p>60.4273651548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654281521168">
                <text:p>49.65428152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.647219701479">
                <text:p>226.64721970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458190894379">
                <text:p>109.458190894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7705513226936">
                <text:p>56.770551322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4065086132324">
                <text:p>66.406508613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.027539163697">
                <text:p>148.02753916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.1780325389436">
                <text:p>68.178032538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0402188741184">
                <text:p>95.040218874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.553284562209">
                <text:p>166.55328456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114150835702">
                <text:p>107.11415083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8264814675954">
                <text:p>82.8264814675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.227684313991">
                <text:p>103.227684313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.555176195401">
                <text:p>118.55517619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.862704722385">
                <text:p>172.86270472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1439241131612">
                <text:p>37.1439241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.94950749527">
                <text:p>179.9495074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5866591227033">
                <text:p>84.586659122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8.629565023456">
                <text:p>188.62956502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.379162131339">
                <text:p>223.37916213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.027286154752">
                <text:p>151.02728615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931746377335">
                <text:p>111.931746377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35302187504">
                <text:p>108.13530218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.212520522614">
                <text:p>128.21252052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938284474528">
                <text:p>113.938284474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.291605615278">
                <text:p>224.29160561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.789493634963">
                <text:p>184.789493634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.547320599131">
                <text:p>129.54732059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56300342999">
                <text:p>137.5630034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9777030066083">
                <text:p>77.9777030066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698382307219">
                <text:p>101.69838230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.574489203618">
                <text:p>124.574489203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.546242072456">
                <text:p>116.54624207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617583801986">
                <text:p>188.61758380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771513845129">
                <text:p>106.77151384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.090522345857">
                <text:p>187.09052234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563621092755">
                <text:p>66.056362109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9022660890661">
                <text:p>74.9022660890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.15172657285">
                <text:p>222.15172657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411867509779">
                <text:p>170.41186750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9.223057432696">
                <text:p>329.22305743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.5842664202273">
                <text:p>96.584266420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.830172312307">
                <text:p>117.83017231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.826730357871">
                <text:p>178.82673035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1707816446744">
                <text:p>83.1707816446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1.439777362537">
                <text:p>241.43977736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.371373563894">
                <text:p>139.37137356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.320237186259">
                <text:p>134.32023718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9.411893748771">
                <text:p>189.411893748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81119668864">
                <text:p>258.8111966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970029867587">
                <text:p>36.9970029867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.2447858373412">
                <text:p>80.244785837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.659700059704">
                <text:p>109.659700059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.071329169423">
                <text:p>127.07132916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5163754723202">
                <text:p>90.516375472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.938259316508">
                <text:p>122.93825931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.393840554774">
                <text:p>117.39384055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.519571896101">
                <text:p>108.51957189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.062623313515">
                <text:p>88.06262331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5692462287566">
                <text:p>46.569246228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0855334161794">
                <text:p>74.085533416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629474990923">
                <text:p>143.62947499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1449102142143">
                <text:p>83.144910214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834813461722">
                <text:p>90.83481346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.79125705556">
                <text:p>221.7912570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.732526846635">
                <text:p>301.73252684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.086719878592">
                <text:p>104.08671987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7804983406978">
                <text:p>99.7804983406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450914262562">
                <text:p>49.45091426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5354316151847">
                <text:p>78.535431615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.333151311586">
                <text:p>213.33315131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.2961094356639">
                <text:p>49.2961094356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786420186419">
                <text:p>102.786420186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.769184856855">
                <text:p>137.76918485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293347635923">
                <text:p>176.29334763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4119041578684">
                <text:p>65.411904157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5440211981284">
                <text:p>98.544021198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.879305279919">
                <text:p>157.87930527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.35692019201">
                <text:p>125.3569201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7.984002548845">
                <text:p>537.98400254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.43082057634">
                <text:p>140.43082057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.500861411445">
                <text:p>113.50086141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7.475204269295">
                <text:p>137.475204269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078300469754">
                <text:p>102.078300469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4.610925588528">
                <text:p>194.61092558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.238760980343">
                <text:p>256.23876098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4121437833124">
                <text:p>72.412143783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.787020538543">
                <text:p>175.787020538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5.69758841515">
                <text:p>225.6975884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.532744978744">
                <text:p>149.53274497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6194356085289">
                <text:p>77.619435608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6956173251923">
                <text:p>79.695617325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3.650869490868">
                <text:p>143.650869490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03526068778">
                <text:p>118.30352606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.181829543806">
                <text:p>174.181829543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600343664845">
                <text:p>74.600343664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.157940662974">
                <text:p>209.15794066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.044081124157">
                <text:p>68.04408112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.641658943814">
                <text:p>146.64165894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412279781407">
                <text:p>82.41227978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.2527660048327">
                <text:p>84.2527660048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.352085836514">
                <text:p>164.35208583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.617275149114">
                <text:p>145.61727514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.065582978503">
                <text:p>154.065582978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.1621291422158">
                <text:p>79.162129142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885302740066">
                <text:p>146.88530274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495469232642">
                <text:p>107.49546923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434643685321">
                <text:p>101.434643685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.566078253108">
                <text:p>250.56607825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3.110449800583">
                <text:p>273.110449800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.416987686031">
                <text:p>153.41698768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.639719471641">
                <text:p>222.63971947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3.881191885442">
                <text:p>143.88119188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012291852101">
                <text:p>147.01229185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.61817293518">
                <text:p>123.6181729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.90899029123">
                <text:p>156.90899029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.4233720734536">
                <text:p>82.423372073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9689054691376">
                <text:p>66.968905469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732546286105">
                <text:p>292.732546286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.199143239167">
                <text:p>159.19914323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6715131323412">
                <text:p>96.671513132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26080403175">
                <text:p>117.26080403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717774191189">
                <text:p>141.71777419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.4360270157166">
                <text:p>43.436027015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9434795368178">
                <text:p>71.943479536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.829020361072">
                <text:p>129.82902036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.871967221389">
                <text:p>107.87196722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.257825398558">
                <text:p>170.257825398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.2904627281319">
                <text:p>91.290462728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080346955014">
                <text:p>117.08034695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4715522471">
                <text:p>80.471552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1725439562744">
                <text:p>89.172543956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.6165471101974">
                <text:p>93.616547110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0034511493257">
                <text:p>72.003451149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327378016125">
                <text:p>122.32737801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.22164618651">
                <text:p>132.2216461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5.917014077485">
                <text:p>135.917014077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729583321941">
                <text:p>131.72958332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.924726571504">
                <text:p>152.92472657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1.054490963873">
                <text:p>221.05449096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065623754044">
                <text:p>57.006562375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432553102065">
                <text:p>113.43255310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.25429575186">
                <text:p>156.2542957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.254594910084">
                <text:p>163.25459491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4969783361604">
                <text:p>70.496978336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.413611551123">
                <text:p>121.41361155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.38549066392">
                <text:p>250.3854906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256018020851">
                <text:p>127.256018020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.522393128156">
                <text:p>158.52239312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.586489314668">
                <text:p>260.58648931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3553177482328">
                <text:p>71.355317748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.443882405921">
                <text:p>107.443882405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.8979007286131">
                <text:p>97.89790072861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